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2d6" officeooo:paragraph-rsid="000162d6"/>
    </style:style>
    <style:style style:name="T1" style:family="text">
      <style:text-properties officeooo:rsid="00039885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.1 module 1 final exercise</text:p>
      <text:p text:style-name="P1"/>
      <text:p text:style-name="P1"><text:span text:style-name="T2">Soln</text:span>:</text:p>
      <text:p text:style-name="Standard"/>
      <text:p text:style-name="Standard"># Create a list of y-axis column names: y_columns</text:p>
      <text:p text:style-name="Standard">y_columns = ['AAPL', 'IBM']</text:p>
      <text:p text:style-name="Standard"/>
      <text:p text:style-name="Standard"># Generate a line plot</text:p>
      <text:p text:style-name="Standard">df.plot(x='Month', y=y_columns)</text:p>
      <text:p text:style-name="Standard"/>
      <text:p text:style-name="Standard"># Add the title</text:p>
      <text:p text:style-name="Standard">plt.title('Monthly stock prices')</text:p>
      <text:p text:style-name="Standard"/>
      <text:p text:style-name="Standard"># Add the y-axis label</text:p>
      <text:p text:style-name="Standard">plt.ylabel('Price ($US)')</text:p>
      <text:p text:style-name="Standard"/>
      <text:p text:style-name="Standard"># Display the plot</text:p>
      <text:p text:style-name="Standard">plt.show()</text:p>
      <text:p text:style-name="Standard"/>
      <text:p text:style-name="Standard"/>
      <text:p text:style-name="P1"><text:span text:style-name="T2">My ans </text:span>(wrong somehow, <text:span text:style-name="T1">why???</text:span>):</text:p>
      <text:p text:style-name="Standard"/>
      <text:p text:style-name="Standard"># Create a list of y-axis column names: y_columns</text:p>
      <text:p text:style-name="Standard">y_columns = ['AALP', 'IBM']</text:p>
      <text:p text:style-name="Standard"/>
      <text:p text:style-name="Standard"># Generate a line plot</text:p>
      <text:p text:style-name="Standard">df.plot(x='Month', y=y_columns)</text:p>
      <text:p text:style-name="Standard"/>
      <text:p text:style-name="Standard"># Add the title</text:p>
      <text:p text:style-name="Standard">plt.title('Monthly stock prices')</text:p>
      <text:p text:style-name="Standard"/>
      <text:p text:style-name="Standard"># Add the y-axis label</text:p>
      <text:p text:style-name="Standard">plt.ylabel('Price ($US)')</text:p>
      <text:p text:style-name="Standard"/>
      <text:p text:style-name="Standard"># Display the plot</text:p>
      <text:p text:style-name="Standard">plt.show(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09:21.915307840</meta:creation-date>
    <dc:date>2020-07-20T16:22:13.474451458</dc:date>
    <meta:editing-duration>PT2M4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3" meta:word-count="89" meta:character-count="569" meta:non-whitespace-character-count="503"/>
  </office:meta>
</office:document-meta>
</file>